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opacity="100%" draw:opacity-name="" draw:textarea-horizontal-align="justify" draw:textarea-vertical-align="middle" draw:auto-grow-height="false" fo:min-height="6.938cm" fo:min-width="17.28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615cm" fo:min-width="2.33cm" fo:padding-top="0.134cm" fo:padding-bottom="0.134cm" fo:padding-left="0.259cm" fo:padding-right="0.259cm"/>
      <style:paragraph-properties style:writing-mode="lr-tb"/>
    </style:style>
    <style:style style:name="gr3" style:family="graphic" style:parent-style-name="standard" style:list-style-name="L1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615cm" fo:min-width="2.657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 style:list-style-name="L1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615cm" fo:min-width="2.002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 style:list-style-name="L1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615cm" fo:min-width="1.349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 style:list-style-name="L1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615cm" fo:min-width="2.657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92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1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63cm"/>
      <style:paragraph-properties style:writing-mode="lr-tb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3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fo:color="#333333" loext:opacity="100%" style:font-name="Arial" fo:font-size="9pt" fo:font-style="normal" fo:font-weight="bold"/>
    </style:style>
    <style:style style:name="P4" style:family="paragraph"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5" style:family="paragraph">
      <loext:graphic-properties draw:fill="solid" draw:fill-color="#ffedb6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6" style:family="paragraph">
      <loext:graphic-properties draw:fill="solid" draw:fill-color="#ffdc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7" style:family="paragraph">
      <loext:graphic-properties draw:fill="solid" draw:fill-color="#c1ffff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8" style:family="paragraph">
      <loext:graphic-properties draw:fill="solid" draw:fill-color="#d7ffc3" draw:opacity="100%"/>
      <style:paragraph-properties fo:margin-left="0cm" fo:margin-right="0cm" fo:margin-top="0.508cm" fo:margin-bottom="0cm" fo:line-height="115%" fo:text-align="center" fo:text-indent="0cm" style:writing-mode="lr-tb"/>
      <style:text-properties fo:color="#333333" loext:opacity="100%" style:font-name="Arial" fo:font-size="9pt" fo:font-style="normal" fo:font-weight="bold"/>
    </style:style>
    <style:style style:name="P9" style:family="paragraph">
      <style:paragraph-properties fo:text-align="justify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justify" style:writing-mode="lr-tb"/>
      <style:text-properties style:font-name="Arial" fo:font-size="9pt" fo:font-weight="normal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Arial" fo:font-size="9pt" fo:font-weight="normal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Arial" fo:font-size="9pt" fo:font-weight="normal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style:font-name="Arial" fo:font-size="9pt" fo:font-weight="normal"/>
    </style:style>
    <style:style style:name="T1" style:family="text">
      <style:text-properties fo:color="#333333" loext:opacity="100%" style:font-name="Liberation Sans1" fo:font-size="9pt" fo:font-style="normal" fo:font-weight="bold"/>
    </style:style>
    <style:style style:name="T2" style:family="text">
      <style:text-properties style:font-name="Arial" fo:font-size="9pt" fo:font-weight="bold" style:font-weight-asian="bold" style:font-weight-complex="bold"/>
    </style:style>
    <style:style style:name="T3" style:family="text">
      <style:text-properties style:font-name="Arial" fo:font-size="9pt" fo:font-weight="normal" style:font-size-asian="6pt" style:font-weight-asian="normal" style:font-size-complex="6pt" style:font-weight-complex="normal"/>
    </style:style>
    <style:style style:name="T4" style:family="text">
      <style:text-properties style:font-name="Arial" fo:font-size="9pt" fo:font-weight="bold" style:font-size-asian="6pt" style:font-weight-asian="bold" style:font-size-complex="6pt" style:font-weight-complex="bold"/>
    </style:style>
    <style:style style:name="T5" style:family="text">
      <style:text-properties style:font-name="Arial"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18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42cm" svg:height="0.977cm" svg:x="1.863cm" svg:y="3.256cm">
          <text:p text:style-name="P2"><text:span text:style-name="T1">[ scheme”:”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269cm" svg:height="0.977cm" svg:x="12.649cm" svg:y="3.256cm">
          <text:p text:style-name="P4"><text:span text:style-name="T1">[ “#” fragment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614cm" svg:height="0.977cm" svg:x="10.035cm" svg:y="3.256cm">
          <text:p text:style-name="P4"><text:span text:style-name="T1">[ “?” quer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961cm" svg:height="0.977cm" svg:x="8.074cm" svg:y="3.256cm">
          <text:p text:style-name="P4"><text:span text:style-name="T1">pa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3.269cm" svg:height="0.977cm" svg:x="4.805cm" svg:y="3.256cm">
          <text:p text:style-name="P4"><text:span text:style-name="T1">[ “//” authority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5.883cm" svg:height="3.178cm" svg:x="0cm" svg:y="0cm">
          <draw:text-box>
            <text:p text:style-name="P9"><text:span text:style-name="T2">scheme</text:span></text:p>
            <text:p text:style-name="P9"><text:span text:style-name="T2"/></text:p>
            <text:p text:style-name="P10"><text:span text:style-name="T3">The scheme determines the meaning and the syntax of the rest of the URL. It is sometimes left out when the meaning is implied, such as in HTTP requests.</text:span></text:p>
          </draw:text-box>
        </draw:frame>
        <draw:frame draw:style-name="gr8" draw:text-style-name="P14" draw:layer="layout" svg:width="4.645cm" svg:height="2.447cm" svg:x="3.595cm" svg:y="4.716cm">
          <draw:text-box>
            <text:p text:style-name="P10"><text:span text:style-name="T3">This optional field is used to identify a host computer on a network and only appears in hierarchical URLs.</text:span></text:p>
            <text:p text:style-name="P12"><text:span text:style-name="T4"/></text:p>
            <text:p text:style-name="P13"><text:span text:style-name="T4">authority</text:span></text:p>
          </draw:text-box>
        </draw:frame>
        <draw:frame draw:style-name="gr9" draw:text-style-name="P16" draw:layer="layout" svg:width="5.557cm" svg:height="2.813cm" svg:x="5.883cm" svg:y="0cm">
          <draw:text-box>
            <text:p text:style-name="P15"><text:span text:style-name="T2">path</text:span></text:p>
            <text:p text:style-name="P9"><text:span text:style-name="T3"/></text:p>
            <text:p text:style-name="P10"><text:span text:style-name="T3">This path is always considered present, even if it is the empty string. It identifies a specific resource on the host computer or in the scheme-specific domain.</text:span></text:p>
          </draw:text-box>
        </draw:frame>
        <draw:frame draw:style-name="gr8" draw:text-style-name="P14" draw:layer="layout" svg:width="5.816cm" svg:height="2.447cm" svg:x="8.498cm" svg:y="4.716cm">
          <draw:text-box>
            <text:p text:style-name="P10"><text:span text:style-name="T3">If present, this </text:span><text:span text:style-name="T5">provides</text:span><text:span text:style-name="T3"> additional target-specific information which is used to further refine the description of the desired resource.</text:span></text:p>
            <text:p text:style-name="P12"><text:span text:style-name="T4"/></text:p>
            <text:p text:style-name="P13"><text:span text:style-name="T4">query</text:span></text:p>
          </draw:text-box>
        </draw:frame>
        <draw:frame draw:style-name="gr9" draw:text-style-name="P18" draw:layer="layout" svg:width="6.341cm" svg:height="2.813cm" svg:x="11.439cm" svg:y="0cm">
          <draw:text-box>
            <text:p text:style-name="P17"><text:span text:style-name="T2">fragment</text:span></text:p>
            <text:p text:style-name="P9"><text:span text:style-name="T3"/></text:p>
            <text:p text:style-name="P10"><text:span text:style-name="T3">This optional string of characters is used to identify a portion of the resource being acquired and is typically used when resolving a URL locally, such as on a browser’s HTML page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7.1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08-12T15:22:59.050000000</dc:date>
    <meta:editing-duration>PT41M16S</meta:editing-duration>
    <meta:editing-cycles>12</meta:editing-cycles>
    <meta:document-statistic meta:object-count="11"/>
  </office:meta>
</office:document-meta>
</file>